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6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5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29">
      <style:table-cell-properties fo:border="0.06pt solid #000000"/>
      <style:text-properties style:font-name="Segoe UI" fo:font-size="10pt" style:font-size-asian="10pt" style:font-size-complex="10pt"/>
    </style:style>
    <style:style style:name="ce37" style:family="table-cell" style:parent-style-name="Default" style:data-style-name="N129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5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77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50" table:formula="of:=[.I29]" office:value-type="currency" office:currency="USD" office:value="1892.11" calcext:value-type="currency" table:number-columns-spanned="2" table:number-rows-spanned="2">
            <text:p>$1,892.11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Wheelhouse Commercial Properties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6-06-01" calcext:value-type="date">
            <text:p>06/01/26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1675 West 67th Ave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Denver, CO 80221</text:p>
          </table:table-cell>
          <table:covered-table-cell table:number-columns-repeated="2" table:style-name="Default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2" office:value-type="string" calcext:value-type="string">
            <text:p>06/01-06/30</text:p>
          </table:table-cell>
          <table:table-cell table:style-name="ce26" office:value-type="string" calcext:value-type="string">
            <text:p>Cleaning</text:p>
          </table:table-cell>
          <table:table-cell table:style-name="ce26" office:value-type="string" calcext:value-type="string" table:number-columns-spanned="5" table:number-rows-spanned="1">
            <text:p>Cleaning 3 bathrooms, doors, floors, trash, front window, hallway</text:p>
          </table:table-cell>
          <table:covered-table-cell table:number-columns-repeated="4" table:style-name="ce26"/>
          <table:table-cell table:style-name="ce35" office:value-type="string" calcext:value-type="string">
            <text:p>--</text:p>
          </table:table-cell>
          <table:table-cell table:style-name="ce51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41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/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54" table:formula="of:=SUM([.I15:.I25])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55" table:formula="of:=SUM([.I16:.I26])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9T01:03:50.018599407</dc:date>
    <meta:editing-duration>PT4H2M31S</meta:editing-duration>
    <meta:editing-cycles>72</meta:editing-cycles>
    <meta:generator>LibreOffice/24.2.7.2$Linux_X86_64 LibreOffice_project/420$Build-2</meta:generator>
    <meta:document-statistic meta:table-count="1" meta:cell-count="30" meta:object-count="1"/>
  </office:meta>
</office:document-meta>
</file>